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d0a" officeooo:paragraph-rsid="000bfd0a"/>
    </style:style>
    <style:style style:name="P2" style:family="paragraph" style:parent-style-name="Standard" style:list-style-name="L1">
      <style:text-properties officeooo:rsid="000bfd0a" officeooo:paragraph-rsid="000bfd0a"/>
    </style:style>
    <style:style style:name="T1" style:family="text">
      <style:text-properties officeooo:rsid="000d6ad2"/>
    </style:style>
    <style:style style:name="T2" style:family="text">
      <style:text-properties officeooo:rsid="000de5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Intro To CS 02</text:p>
      <text:p text:style-name="P1">Group Member: </text:p>
      <text:list xml:id="list7663041574966478552" text:style-name="L1">
        <text:list-item>
          <text:p text:style-name="P2">Mai Le Xuan Anh NetID: alm818</text:p>
        </text:list-item>
      </text:list>
      <text:p text:style-name="P1">Project: Multiplayer Battle Tanks</text:p>
      <text:p text:style-name="P1">About: This is a 2D game of tank shooting. It has 2 teams competing each other <text:span text:style-name="T2">(maximum 5 players per team)</text:span>. The game ends when one team wipes out the other team. The significances of the game is that its mechanism (accelerations, speed, turret traverse speed, type of tanks, <text:span text:style-name="T1">tanks detection</text:span>) is based <text:span text:style-name="T1">much on reality</text:span>. The multiplayer feature is also signficant as it would require network programming to communicate between clients and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21:43:33.116267203</meta:creation-date>
    <dc:date>2016-11-30T21:50:14.799888401</dc:date>
    <meta:editing-duration>PT6M3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93" meta:character-count="551" meta:non-whitespace-character-count="462"/>
  </office:meta>
</office:document-meta>
</file>